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color="#c9211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alcon 2020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ce6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1294112" calcext:value-type="float">
            <text:p>171294112</text:p>
          </table:table-cell>
          <table:table-cell office:value-type="float" office:value="1019.61" calcext:value-type="float">
            <text:p>1019.6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3301915" calcext:value-type="float">
            <text:p>43301915</text:p>
          </table:table-cell>
          <table:table-cell office:value-type="float" office:value="257.75" calcext:value-type="float">
            <text:p>257.75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504051" calcext:value-type="float">
            <text:p>50405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1155551" calcext:value-type="float">
            <text:p>21155551</text:p>
          </table:table-cell>
          <table:table-cell office:value-type="float" office:value="125.93" calcext:value-type="float">
            <text:p>125.93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3950073" calcext:value-type="float">
            <text:p>513950073</text:p>
          </table:table-cell>
          <table:table-cell office:value-type="float" office:value="3059.23" calcext:value-type="float">
            <text:p>3059.23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3985426" calcext:value-type="float">
            <text:p>93985426</text:p>
          </table:table-cell>
          <table:table-cell office:value-type="float" office:value="559.43" calcext:value-type="float">
            <text:p>559.43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032261" calcext:value-type="float">
            <text:p>1032261</text:p>
          </table:table-cell>
          <table:table-cell office:value-type="float" office:value="6.14" calcext:value-type="float">
            <text:p>6.1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4985653" calcext:value-type="float">
            <text:p>44985653</text:p>
          </table:table-cell>
          <table:table-cell office:value-type="float" office:value="267.77" calcext:value-type="float">
            <text:p>267.7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6" table:number-rows-spanned="1">
            <text:p>key generation</text:p>
          </table:table-cell>
          <table:covered-table-cell table:number-columns-repeated="4" table:style-name="ce9"/>
          <table:covered-table-cell table:style-name="ce12"/>
          <table:table-cell table:style-name="ce9" office:value-type="string" calcext:value-type="string" table:number-columns-spanned="6" table:number-rows-spanned="1">
            <text:p>signing (dynamic)</text:p>
          </table:table-cell>
          <table:covered-table-cell table:number-columns-repeated="5" table:style-name="ce10"/>
          <table:table-cell table:style-name="ce4" office:value-type="string" calcext:value-type="string" table:number-columns-spanned="6" table:number-rows-spanned="1">
            <text:p>verifying</text:p>
          </table:table-cell>
          <table:covered-table-cell table:number-columns-repeated="4" table:style-name="ce10"/>
          <table:covered-table-cell table:style-name="ce11"/>
          <table:table-cell table:style-name="ce9" office:value-type="string" calcext:value-type="string" table:number-columns-spanned="6" table:number-rows-spanned="1">
            <text:p>signing (tree)</text:p>
          </table:table-cell>
          <table:covered-table-cell table:number-columns-repeated="5" table:style-name="ce10"/>
        </table:table-row>
        <table:table-row table:style-name="ro1"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</table:table-row>
        <table:table-row table:style-name="ro1">
          <table:table-cell office:value-type="string" calcext:value-type="string">
            <text:p>1-512</text:p>
          </table:table-cell>
          <table:table-cell office:value-type="float" office:value="70429489" calcext:value-type="float">
            <text:p>70429489</text:p>
          </table:table-cell>
          <table:table-cell office:value-type="float" office:value="326" calcext:value-type="float">
            <text:p>326</text:p>
          </table:table-cell>
          <table:table-cell table:formula="of:=([.B5]/([.C5]/1000))/1000000" office:value-type="float" office:value="216.041377300614" calcext:value-type="float">
            <text:p>216.041377300614</text:p>
          </table:table-cell>
          <table:table-cell table:style-name="ce6" table:formula="of:=[.$B$1]/[.B5]" office:value-type="float" office:value="2.43213623202633" calcext:value-type="float">
            <text:p>2.43213623202633</text:p>
          </table:table-cell>
          <table:table-cell table:formula="of:=[.$C$1]/[.C5]" office:value-type="float" office:value="3.12763803680982" calcext:value-type="float">
            <text:p>3.12763803680982</text:p>
          </table:table-cell>
          <table:table-cell office:value-type="string" calcext:value-type="string">
            <text:p>1-512</text:p>
          </table:table-cell>
          <table:table-cell office:value-type="float" office:value="5079108" calcext:value-type="float">
            <text:p>5079108</text:p>
          </table:table-cell>
          <table:table-cell office:value-type="float" office:value="23" calcext:value-type="float">
            <text:p>23</text:p>
          </table:table-cell>
          <table:table-cell table:formula="of:=([.H5]/([.I5]/1000))/1000000" office:value-type="float" office:value="220.830782608696" calcext:value-type="float">
            <text:p>220.830782608696</text:p>
          </table:table-cell>
          <table:table-cell table:formula="of:=[.$H$1]/[.H5]" office:value-type="float" office:value="8.52549601229192" calcext:value-type="float">
            <text:p>8.52549601229192</text:p>
          </table:table-cell>
          <table:table-cell table:formula="of:=[.$I$1]/[.I5]" office:value-type="float" office:value="11.2065217391304" calcext:value-type="float">
            <text:p>11.2065217391304</text:p>
          </table:table-cell>
          <table:table-cell office:value-type="string" calcext:value-type="string">
            <text:p>1-512</text:p>
          </table:table-cell>
          <table:table-cell office:value-type="float" office:value="939845" calcext:value-type="float">
            <text:p>939845</text:p>
          </table:table-cell>
          <table:table-cell office:value-type="float" office:value="4" calcext:value-type="float">
            <text:p>4</text:p>
          </table:table-cell>
          <table:table-cell table:formula="of:=([.N5]/([.O5]/1000))/1000000" office:value-type="float" office:value="234.96125" calcext:value-type="float">
            <text:p>234.96125</text:p>
          </table:table-cell>
          <table:table-cell table:style-name="ce6" table:formula="of:=[.$N$1]/[.N5]" office:value-type="float" office:value="0.536312902659481" calcext:value-type="float">
            <text:p>0.536312902659481</text:p>
          </table:table-cell>
          <table:table-cell table:formula="of:=[.$O$1]/[.O5]" office:value-type="float" office:value="0.75" calcext:value-type="float">
            <text:p>0.75</text:p>
          </table:table-cell>
          <table:table-cell office:value-type="string" calcext:value-type="string">
            <text:p>1-512</text:p>
          </table:table-cell>
          <table:table-cell office:value-type="float" office:value="3559533" calcext:value-type="float">
            <text:p>3559533</text:p>
          </table:table-cell>
          <table:table-cell office:value-type="float" office:value="16.485" calcext:value-type="float">
            <text:p>16.485</text:p>
          </table:table-cell>
          <table:table-cell table:formula="of:=([.T5]/([.U5]/1000))/1000000" office:value-type="float" office:value="215.925568698817" calcext:value-type="float">
            <text:p>215.925568698817</text:p>
          </table:table-cell>
          <table:table-cell table:formula="of:=[.$T$1]/[.T5]" office:value-type="float" office:value="5.94335015295546" calcext:value-type="float">
            <text:p>5.94335015295546</text:p>
          </table:table-cell>
          <table:table-cell table:formula="of:=[.$U$1]/[.U5]" office:value-type="float" office:value="7.63906581740977" calcext:value-type="float">
            <text:p>7.63906581740977</text:p>
          </table:table-cell>
        </table:table-row>
        <table:table-row table:style-name="ro1">
          <table:table-cell office:value-type="string" calcext:value-type="string">
            <text:p>1-1024</text:p>
          </table:table-cell>
          <table:table-cell office:value-type="float" office:value="267226050" calcext:value-type="float">
            <text:p>267226050</text:p>
          </table:table-cell>
          <table:table-cell office:value-type="float" office:value="1237.16" calcext:value-type="float">
            <text:p>1237.16</text:p>
          </table:table-cell>
          <table:table-cell table:formula="of:=([.B6]/([.C6]/1000))/1000000" office:value-type="float" office:value="215.999587765527" calcext:value-type="float">
            <text:p>215.999587765527</text:p>
          </table:table-cell>
          <table:table-cell table:style-name="ce6" table:formula="of:=[.$B$2]/[.B6]" office:value-type="float" office:value="1.92327833682382" calcext:value-type="float">
            <text:p>1.92327833682382</text:p>
          </table:table-cell>
          <table:table-cell table:formula="of:=[.$C$2]/[.C6]" office:value-type="float" office:value="2.47278444178603" calcext:value-type="float">
            <text:p>2.47278444178603</text:p>
          </table:table-cell>
          <table:table-cell office:value-type="string" calcext:value-type="string">
            <text:p>1-1024</text:p>
          </table:table-cell>
          <table:table-cell office:value-type="float" office:value="10529677" calcext:value-type="float">
            <text:p>10529677</text:p>
          </table:table-cell>
          <table:table-cell office:value-type="float" office:value="48.751" calcext:value-type="float">
            <text:p>48.751</text:p>
          </table:table-cell>
          <table:table-cell table:formula="of:=([.H6]/([.I6]/1000))/1000000" office:value-type="float" office:value="215.988943816537" calcext:value-type="float">
            <text:p>215.988943816537</text:p>
          </table:table-cell>
          <table:table-cell table:formula="of:=[.$H$2]/[.H6]" office:value-type="float" office:value="8.9257653392407" calcext:value-type="float">
            <text:p>8.9257653392407</text:p>
          </table:table-cell>
          <table:table-cell table:formula="of:=[.$I$2]/[.I6]" office:value-type="float" office:value="11.4752517897069" calcext:value-type="float">
            <text:p>11.4752517897069</text:p>
          </table:table-cell>
          <table:table-cell office:value-type="string" calcext:value-type="string">
            <text:p>1-1024</text:p>
          </table:table-cell>
          <table:table-cell office:value-type="float" office:value="1579927" calcext:value-type="float">
            <text:p>1579927</text:p>
          </table:table-cell>
          <table:table-cell office:value-type="float" office:value="7.317" calcext:value-type="float">
            <text:p>7.317</text:p>
          </table:table-cell>
          <table:table-cell table:formula="of:=([.N6]/([.O6]/1000))/1000000" office:value-type="float" office:value="215.925515921826" calcext:value-type="float">
            <text:p>215.925515921826</text:p>
          </table:table-cell>
          <table:table-cell table:style-name="ce6" table:formula="of:=[.$N$2]/[.N6]" office:value-type="float" office:value="0.653359933718457" calcext:value-type="float">
            <text:p>0.653359933718457</text:p>
          </table:table-cell>
          <table:table-cell table:formula="of:=[.$O$2]/[.O6]" office:value-type="float" office:value="0.839141724750581" calcext:value-type="float">
            <text:p>0.839141724750581</text:p>
          </table:table-cell>
          <table:table-cell office:value-type="string" calcext:value-type="string">
            <text:p>1-1024</text:p>
          </table:table-cell>
          <table:table-cell office:value-type="float" office:value="6407314" calcext:value-type="float">
            <text:p>6407314</text:p>
          </table:table-cell>
          <table:table-cell office:value-type="float" office:value="29.669" calcext:value-type="float">
            <text:p>29.669</text:p>
          </table:table-cell>
          <table:table-cell table:formula="of:=([.T6]/([.U6]/1000))/1000000" office:value-type="float" office:value="215.959890795106" calcext:value-type="float">
            <text:p>215.959890795106</text:p>
          </table:table-cell>
          <table:table-cell table:formula="of:=[.$T$2]/[.T6]" office:value-type="float" office:value="7.02098461227279" calcext:value-type="float">
            <text:p>7.02098461227279</text:p>
          </table:table-cell>
          <table:table-cell table:formula="of:=[.$U$2]/[.U6]" office:value-type="float" office:value="9.02524520543328" calcext:value-type="float">
            <text:p>9.02524520543328</text:p>
          </table:table-cell>
        </table:table-row>
        <table:table-row table:style-name="ro1">
          <table:table-cell office:value-type="string" calcext:value-type="string">
            <text:p>2-512</text:p>
          </table:table-cell>
          <table:table-cell office:value-type="float" office:value="70508899" calcext:value-type="float">
            <text:p>70508899</text:p>
          </table:table-cell>
          <table:table-cell office:value-type="float" office:value="326.433" calcext:value-type="float">
            <text:p>326.433</text:p>
          </table:table-cell>
          <table:table-cell table:formula="of:=([.B7]/([.C7]/1000))/1000000" office:value-type="float" office:value="215.998073111481" calcext:value-type="float">
            <text:p>215.998073111481</text:p>
          </table:table-cell>
          <table:table-cell table:style-name="ce6" table:formula="of:=[.$B$1]/[.B7]" office:value-type="float" office:value="2.42939706092986" calcext:value-type="float">
            <text:p>2.42939706092986</text:p>
          </table:table-cell>
          <table:table-cell table:formula="of:=[.$C$1]/[.C7]" office:value-type="float" office:value="3.12348935309849" calcext:value-type="float">
            <text:p>3.12348935309849</text:p>
          </table:table-cell>
          <table:table-cell table:style-name="ce15" office:value-type="string" calcext:value-type="string">
            <text:p>2-512</text:p>
          </table:table-cell>
          <table:table-cell table:style-name="ce15" office:value-type="float" office:value="27257920" calcext:value-type="float">
            <text:p>27257920</text:p>
          </table:table-cell>
          <table:table-cell table:style-name="ce15" office:value-type="float" office:value="126.197" calcext:value-type="float">
            <text:p>126.197</text:p>
          </table:table-cell>
          <table:table-cell table:style-name="ce15" table:formula="of:=([.H7]/([.I7]/1000))/1000000" office:value-type="float" office:value="215.99499195702" calcext:value-type="float">
            <text:p>215.99499195702</text:p>
          </table:table-cell>
          <table:table-cell table:style-name="ce15" table:formula="of:=[.$H$1]/[.H7]" office:value-type="float" office:value="1.58859938689379" calcext:value-type="float">
            <text:p>1.58859938689379</text:p>
          </table:table-cell>
          <table:table-cell table:style-name="ce15" table:formula="of:=[.$I$1]/[.I7]" office:value-type="float" office:value="2.04244157943533" calcext:value-type="float">
            <text:p>2.04244157943533</text:p>
          </table:table-cell>
          <table:table-cell table:number-columns-repeated="3"/>
          <table:table-cell table:formula="of:=([.N7]/([.O7]/1000))/10000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1-512</text:p>
          </table:table-cell>
          <table:table-cell office:value-type="float" office:value="3597256" calcext:value-type="float">
            <text:p>3597256</text:p>
          </table:table-cell>
          <table:table-cell office:value-type="float" office:value="16.656" calcext:value-type="float">
            <text:p>16.656</text:p>
          </table:table-cell>
          <table:table-cell table:formula="of:=([.T7]/([.U7]/1000))/1000000" office:value-type="float" office:value="215.97358309318" calcext:value-type="float">
            <text:p>215.97358309318</text:p>
          </table:table-cell>
          <table:table-cell table:formula="of:=[.$T$1]/[.T7]" office:value-type="float" office:value="5.88102459207796" calcext:value-type="float">
            <text:p>5.88102459207796</text:p>
          </table:table-cell>
          <table:table-cell table:formula="of:=[.$U$1]/[.U7]" office:value-type="float" office:value="7.56063880883766" calcext:value-type="float">
            <text:p>7.56063880883766</text:p>
          </table:table-cell>
        </table:table-row>
        <table:table-row table:style-name="ro1">
          <table:table-cell table:number-columns-repeated="6"/>
          <table:table-cell table:style-name="ce15" office:value-type="string" calcext:value-type="string">
            <text:p>2-1024</text:p>
          </table:table-cell>
          <table:table-cell table:style-name="ce15" office:value-type="float" office:value="58324800" calcext:value-type="float">
            <text:p>58324800</text:p>
          </table:table-cell>
          <table:table-cell table:style-name="ce15" office:value-type="float" office:value="270.025" calcext:value-type="float">
            <text:p>270.025</text:p>
          </table:table-cell>
          <table:table-cell table:style-name="ce15" table:formula="of:=([.H8]/([.I8]/1000))/1000000" office:value-type="float" office:value="215.99777798352" calcext:value-type="float">
            <text:p>215.99777798352</text:p>
          </table:table-cell>
          <table:table-cell table:style-name="ce15" table:formula="of:=[.$H$2]/[.H8]" office:value-type="float" office:value="1.61141445834362" calcext:value-type="float">
            <text:p>1.61141445834362</text:p>
          </table:table-cell>
          <table:table-cell table:style-name="ce15" table:formula="of:=[.$I$2]/[.I8]" office:value-type="float" office:value="2.07177113230256" calcext:value-type="float">
            <text:p>2.07177113230256</text:p>
          </table:table-cell>
          <table:table-cell table:number-columns-repeated="6"/>
          <table:table-cell office:value-type="string" calcext:value-type="string">
            <text:p>1-1024</text:p>
          </table:table-cell>
          <table:table-cell office:value-type="float" office:value="6425721" calcext:value-type="float">
            <text:p>6425721</text:p>
          </table:table-cell>
          <table:table-cell office:value-type="float" office:value="29.752" calcext:value-type="float">
            <text:p>29.752</text:p>
          </table:table-cell>
          <table:table-cell/>
          <table:table-cell table:formula="of:=[.$T$2]/[.T8]" office:value-type="float" office:value="7.00087243128047" calcext:value-type="float">
            <text:p>7.00087243128047</text:p>
          </table:table-cell>
          <table:table-cell table:formula="of:=[.$U$2]/[.U8]" office:value-type="float" office:value="9.00006722237161" calcext:value-type="float">
            <text:p>9.00006722237161</text:p>
          </table:table-cell>
        </table:table-row>
        <table:table-row table:style-name="ro1" table:number-rows-repeated="30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falcon 20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ce6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1294112" calcext:value-type="float">
            <text:p>171294112</text:p>
          </table:table-cell>
          <table:table-cell office:value-type="float" office:value="1019.61" calcext:value-type="float">
            <text:p>1019.6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3301915" calcext:value-type="float">
            <text:p>43301915</text:p>
          </table:table-cell>
          <table:table-cell office:value-type="float" office:value="257.75" calcext:value-type="float">
            <text:p>257.75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504051" calcext:value-type="float">
            <text:p>5040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21155551" calcext:value-type="float">
            <text:p>21155551</text:p>
          </table:table-cell>
          <table:table-cell office:value-type="float" office:value="125.93" calcext:value-type="float">
            <text:p>125.9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3950073" calcext:value-type="float">
            <text:p>513950073</text:p>
          </table:table-cell>
          <table:table-cell office:value-type="float" office:value="3059.23" calcext:value-type="float">
            <text:p>3059.23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3985426" calcext:value-type="float">
            <text:p>93985426</text:p>
          </table:table-cell>
          <table:table-cell office:value-type="float" office:value="559.43" calcext:value-type="float">
            <text:p>559.4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32261" calcext:value-type="float">
            <text:p>1032261</text:p>
          </table:table-cell>
          <table:table-cell office:value-type="float" office:value="6.14" calcext:value-type="float">
            <text:p>6.1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4985653" calcext:value-type="float">
            <text:p>44985653</text:p>
          </table:table-cell>
          <table:table-cell office:value-type="float" office:value="267.77" calcext:value-type="float">
            <text:p>267.7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6" table:number-rows-spanned="1">
            <text:p>key generation</text:p>
          </table:table-cell>
          <table:covered-table-cell table:number-columns-repeated="4" table:style-name="ce9"/>
          <table:covered-table-cell table:style-name="ce12"/>
          <table:table-cell table:style-name="ce9" office:value-type="string" calcext:value-type="string" table:number-columns-spanned="5" table:number-rows-spanned="1">
            <text:p>signing (dynamic)</text:p>
          </table:table-cell>
          <table:covered-table-cell table:number-columns-repeated="4" table:style-name="ce10"/>
          <table:table-cell table:style-name="ce5" office:value-type="string" calcext:value-type="string" table:number-columns-spanned="5" table:number-rows-spanned="1">
            <text:p>verifying</text:p>
          </table:table-cell>
          <table:covered-table-cell table:number-columns-repeated="3" table:style-name="ce10"/>
          <table:covered-table-cell table:style-name="ce11"/>
          <table:table-cell table:style-name="ce9" office:value-type="string" calcext:value-type="string" table:number-columns-spanned="5" table:number-rows-spanned="1">
            <text:p>signing (tree)</text:p>
          </table:table-cell>
          <table:covered-table-cell table:number-columns-repeated="4" table:style-name="ce10"/>
        </table:table-row>
        <table:table-row table:style-name="ro1"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</table:table-row>
        <table:table-row table:style-name="ro1">
          <table:table-cell office:value-type="string" calcext:value-type="string">
            <text:p>1-512</text:p>
          </table:table-cell>
          <table:table-cell office:value-type="float" office:value="70429489" calcext:value-type="float">
            <text:p>70429489</text:p>
          </table:table-cell>
          <table:table-cell office:value-type="float" office:value="326" calcext:value-type="float">
            <text:p>326</text:p>
          </table:table-cell>
          <table:table-cell table:formula="of:=([.B5]/([.C5]/1000))/1000000" office:value-type="float" office:value="216.041377300614" calcext:value-type="float">
            <text:p>216.041377300614</text:p>
          </table:table-cell>
          <table:table-cell table:style-name="ce6" table:formula="of:=[.$B$1]/[.B5]" office:value-type="float" office:value="2.43213623202633" calcext:value-type="float">
            <text:p>2.43213623202633</text:p>
          </table:table-cell>
          <table:table-cell table:formula="of:=[.$C$1]/[.C5]" office:value-type="float" office:value="3.12763803680982" calcext:value-type="float">
            <text:p>3.12763803680982</text:p>
          </table:table-cell>
          <table:table-cell office:value-type="string" calcext:value-type="string">
            <text:p>1-512</text:p>
          </table:table-cell>
          <table:table-cell office:value-type="float" office:value="5079108" calcext:value-type="float">
            <text:p>5079108</text:p>
          </table:table-cell>
          <table:table-cell office:value-type="float" office:value="23" calcext:value-type="float">
            <text:p>23</text:p>
          </table:table-cell>
          <table:table-cell table:formula="of:=[.$H$1]/[.H5]" office:value-type="float" office:value="8.52549601229192" calcext:value-type="float">
            <text:p>8.52549601229192</text:p>
          </table:table-cell>
          <table:table-cell table:formula="of:=[.$I$1]/[.I5]" office:value-type="float" office:value="11.2065217391304" calcext:value-type="float">
            <text:p>11.2065217391304</text:p>
          </table:table-cell>
          <table:table-cell office:value-type="string" calcext:value-type="string">
            <text:p>1-512</text:p>
          </table:table-cell>
          <table:table-cell office:value-type="float" office:value="939845" calcext:value-type="float">
            <text:p>939845</text:p>
          </table:table-cell>
          <table:table-cell office:value-type="float" office:value="4" calcext:value-type="float">
            <text:p>4</text:p>
          </table:table-cell>
          <table:table-cell table:style-name="ce6" table:formula="of:=[.$M$1]/[.M5]" office:value-type="float" office:value="0.536312902659481" calcext:value-type="float">
            <text:p>0.536312902659481</text:p>
          </table:table-cell>
          <table:table-cell table:formula="of:=[.$N$1]/[.N5]" office:value-type="float" office:value="0.75" calcext:value-type="float">
            <text:p>0.75</text:p>
          </table:table-cell>
          <table:table-cell office:value-type="string" calcext:value-type="string">
            <text:p>1-512</text:p>
          </table:table-cell>
          <table:table-cell office:value-type="float" office:value="3559533" calcext:value-type="float">
            <text:p>3559533</text:p>
          </table:table-cell>
          <table:table-cell office:value-type="float" office:value="16.485" calcext:value-type="float">
            <text:p>16.485</text:p>
          </table:table-cell>
          <table:table-cell table:formula="of:=[.$R$1]/[.R5]" office:value-type="float" office:value="5.94335015295546" calcext:value-type="float">
            <text:p>5.94335015295546</text:p>
          </table:table-cell>
          <table:table-cell table:formula="of:=[.$S$1]/[.S5]" office:value-type="float" office:value="7.63906581740977" calcext:value-type="float">
            <text:p>7.63906581740977</text:p>
          </table:table-cell>
        </table:table-row>
        <table:table-row table:style-name="ro1">
          <table:table-cell office:value-type="string" calcext:value-type="string">
            <text:p>1-1024</text:p>
          </table:table-cell>
          <table:table-cell office:value-type="float" office:value="267226050" calcext:value-type="float">
            <text:p>267226050</text:p>
          </table:table-cell>
          <table:table-cell office:value-type="float" office:value="1237.16" calcext:value-type="float">
            <text:p>1237.16</text:p>
          </table:table-cell>
          <table:table-cell table:formula="of:=([.B6]/([.C6]/1000))/1000000" office:value-type="float" office:value="215.999587765527" calcext:value-type="float">
            <text:p>215.999587765527</text:p>
          </table:table-cell>
          <table:table-cell table:style-name="ce6" table:formula="of:=[.$B$2]/[.B6]" office:value-type="float" office:value="1.92327833682382" calcext:value-type="float">
            <text:p>1.92327833682382</text:p>
          </table:table-cell>
          <table:table-cell table:formula="of:=[.$C$2]/[.C6]" office:value-type="float" office:value="2.47278444178603" calcext:value-type="float">
            <text:p>2.47278444178603</text:p>
          </table:table-cell>
          <table:table-cell office:value-type="string" calcext:value-type="string">
            <text:p>1-1024</text:p>
          </table:table-cell>
          <table:table-cell office:value-type="float" office:value="10529677" calcext:value-type="float">
            <text:p>10529677</text:p>
          </table:table-cell>
          <table:table-cell office:value-type="float" office:value="48.751" calcext:value-type="float">
            <text:p>48.751</text:p>
          </table:table-cell>
          <table:table-cell table:formula="of:=[.$H$2]/[.H6]" office:value-type="float" office:value="8.9257653392407" calcext:value-type="float">
            <text:p>8.9257653392407</text:p>
          </table:table-cell>
          <table:table-cell table:formula="of:=[.$I$2]/[.I6]" office:value-type="float" office:value="11.4752517897069" calcext:value-type="float">
            <text:p>11.4752517897069</text:p>
          </table:table-cell>
          <table:table-cell office:value-type="string" calcext:value-type="string">
            <text:p>1-1024</text:p>
          </table:table-cell>
          <table:table-cell office:value-type="float" office:value="1579927" calcext:value-type="float">
            <text:p>1579927</text:p>
          </table:table-cell>
          <table:table-cell office:value-type="float" office:value="7.317" calcext:value-type="float">
            <text:p>7.317</text:p>
          </table:table-cell>
          <table:table-cell table:style-name="ce6" table:formula="of:=[.$M$2]/[.M6]" office:value-type="float" office:value="0.653359933718457" calcext:value-type="float">
            <text:p>0.653359933718457</text:p>
          </table:table-cell>
          <table:table-cell table:formula="of:=[.$N$2]/[.N6]" office:value-type="float" office:value="0.839141724750581" calcext:value-type="float">
            <text:p>0.839141724750581</text:p>
          </table:table-cell>
          <table:table-cell office:value-type="string" calcext:value-type="string">
            <text:p>1-1024</text:p>
          </table:table-cell>
          <table:table-cell office:value-type="float" office:value="6407314" calcext:value-type="float">
            <text:p>6407314</text:p>
          </table:table-cell>
          <table:table-cell office:value-type="float" office:value="29.669" calcext:value-type="float">
            <text:p>29.669</text:p>
          </table:table-cell>
          <table:table-cell table:formula="of:=[.$R$2]/[.R6]" office:value-type="float" office:value="7.02098461227279" calcext:value-type="float">
            <text:p>7.02098461227279</text:p>
          </table:table-cell>
          <table:table-cell table:formula="of:=[.$S$2]/[.S6]" office:value-type="float" office:value="9.02524520543328" calcext:value-type="float">
            <text:p>9.02524520543328</text:p>
          </table:table-cell>
        </table:table-row>
        <table:table-row table:style-name="ro1">
          <table:table-cell office:value-type="string" calcext:value-type="string">
            <text:p>2-512</text:p>
          </table:table-cell>
          <table:table-cell office:value-type="float" office:value="70508899" calcext:value-type="float">
            <text:p>70508899</text:p>
          </table:table-cell>
          <table:table-cell office:value-type="float" office:value="326.433" calcext:value-type="float">
            <text:p>326.433</text:p>
          </table:table-cell>
          <table:table-cell table:formula="of:=([.B7]/([.C7]/1000))/1000000" office:value-type="float" office:value="215.998073111481" calcext:value-type="float">
            <text:p>215.998073111481</text:p>
          </table:table-cell>
          <table:table-cell table:style-name="ce6" table:formula="of:=[.$B$1]/[.B7]" office:value-type="float" office:value="2.42939706092986" calcext:value-type="float">
            <text:p>2.42939706092986</text:p>
          </table:table-cell>
          <table:table-cell table:formula="of:=[.$C$1]/[.C7]" office:value-type="float" office:value="3.12348935309849" calcext:value-type="float">
            <text:p>3.12348935309849</text:p>
          </table:table-cell>
          <table:table-cell table:number-columns-repeated="10"/>
          <table:table-cell office:value-type="string" calcext:value-type="string">
            <text:p>1-512</text:p>
          </table:table-cell>
          <table:table-cell office:value-type="float" office:value="3597256" calcext:value-type="float">
            <text:p>3597256</text:p>
          </table:table-cell>
          <table:table-cell office:value-type="float" office:value="16.656" calcext:value-type="float">
            <text:p>16.656</text:p>
          </table:table-cell>
          <table:table-cell table:formula="of:=[.$R$1]/[.R7]" office:value-type="float" office:value="5.88102459207796" calcext:value-type="float">
            <text:p>5.88102459207796</text:p>
          </table:table-cell>
          <table:table-cell table:formula="of:=[.$S$1]/[.S7]" office:value-type="float" office:value="7.56063880883766" calcext:value-type="float">
            <text:p>7.56063880883766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1-1024</text:p>
          </table:table-cell>
          <table:table-cell office:value-type="float" office:value="6425721" calcext:value-type="float">
            <text:p>6425721</text:p>
          </table:table-cell>
          <table:table-cell office:value-type="float" office:value="29.752" calcext:value-type="float">
            <text:p>29.752</text:p>
          </table:table-cell>
          <table:table-cell table:formula="of:=[.$R$2]/[.R8]" office:value-type="float" office:value="7.00087243128047" calcext:value-type="float">
            <text:p>7.00087243128047</text:p>
          </table:table-cell>
          <table:table-cell table:formula="of:=[.$S$2]/[.S8]" office:value-type="float" office:value="9.00006722237161" calcext:value-type="float">
            <text:p>9.00006722237161</text:p>
          </table:table-cell>
        </table:table-row>
        <table:table-row table:style-name="ro1" table:number-rows-repeated="3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ilithiu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ce6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ram 2</text:p>
          </table:table-cell>
          <table:table-cell office:value-type="float" office:value="1574432" calcext:value-type="float">
            <text:p>1574432</text:p>
          </table:table-cell>
          <table:table-cell table:formula="of:=([.B1]/168000000)*1000" office:value-type="float" office:value="9.37161904761905" calcext:value-type="float">
            <text:p>9.37161904761905</text:p>
          </table:table-cell>
          <table:table-cell table:number-columns-repeated="3"/>
          <table:table-cell table:style-name="ce1" office:value-type="string" calcext:value-type="string">
            <text:p>Param 2</text:p>
          </table:table-cell>
          <table:table-cell office:value-type="float" office:value="3969997" calcext:value-type="float">
            <text:p>3969997</text:p>
          </table:table-cell>
          <table:table-cell table:formula="of:=([.H1]/168000000)*1000" office:value-type="float" office:value="23.6309345238095" calcext:value-type="float">
            <text:p>23.6309345238095</text:p>
          </table:table-cell>
          <table:table-cell table:number-columns-repeated="3"/>
          <table:table-cell office:value-type="string" calcext:value-type="string">
            <text:p>Param 2</text:p>
          </table:table-cell>
          <table:table-cell office:value-type="float" office:value="1598582" calcext:value-type="float">
            <text:p>1598582</text:p>
          </table:table-cell>
          <table:table-cell table:formula="of:=([.N1]/168000000)*1000" office:value-type="float" office:value="9.51536904761905" calcext:value-type="float">
            <text:p>9.51536904761905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1155551" calcext:value-type="float">
            <text:p>21155551</text:p>
          </table:table-cell>
          <table:table-cell office:value-type="float" office:value="125.93" calcext:value-type="float">
            <text:p>125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 3</text:p>
          </table:table-cell>
          <table:table-cell office:value-type="float" office:value="2884458" calcext:value-type="float">
            <text:p>2884458</text:p>
          </table:table-cell>
          <table:table-cell table:formula="of:=([.B2]/168000000)*1000" office:value-type="float" office:value="17.1693928571429" calcext:value-type="float">
            <text:p>17.1693928571429</text:p>
          </table:table-cell>
          <table:table-cell table:number-columns-repeated="3"/>
          <table:table-cell table:style-name="ce1" office:value-type="string" calcext:value-type="string">
            <text:p>Param 3</text:p>
          </table:table-cell>
          <table:table-cell office:value-type="float" office:value="7146517" calcext:value-type="float">
            <text:p>7146517</text:p>
          </table:table-cell>
          <table:table-cell table:formula="of:=([.H2]/168000000)*1000" office:value-type="float" office:value="42.5387916666667" calcext:value-type="float">
            <text:p>42.5387916666667</text:p>
          </table:table-cell>
          <table:table-cell table:number-columns-repeated="3"/>
          <table:table-cell office:value-type="string" calcext:value-type="string">
            <text:p>Param 3</text:p>
          </table:table-cell>
          <table:table-cell office:value-type="float" office:value="2735132" calcext:value-type="float">
            <text:p>2735132</text:p>
          </table:table-cell>
          <table:table-cell table:formula="of:=([.N2]/168000000)*1000" office:value-type="float" office:value="16.2805476190476" calcext:value-type="float">
            <text:p>16.28054761904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4985653" calcext:value-type="float">
            <text:p>44985653</text:p>
          </table:table-cell>
          <table:table-cell office:value-type="float" office:value="267.77" calcext:value-type="float">
            <text:p>267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 5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.999999999" calcext:value-type="float">
            <text:p>99.999999999</text:p>
          </table:table-cell>
          <table:table-cell table:number-columns-repeated="3"/>
          <table:table-cell table:style-name="ce1" office:value-type="string" calcext:value-type="string">
            <text:p>Param 5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.999999999" calcext:value-type="float">
            <text:p>99.999999999</text:p>
          </table:table-cell>
          <table:table-cell table:number-columns-repeated="3"/>
          <table:table-cell office:value-type="string" calcext:value-type="string">
            <text:p>Param 5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.999999999" calcext:value-type="float">
            <text:p>99.999999999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 table:number-columns-spanned="6" table:number-rows-spanned="1">
            <text:p>key generation</text:p>
          </table:table-cell>
          <table:covered-table-cell table:number-columns-repeated="4" table:style-name="ce9"/>
          <table:covered-table-cell table:style-name="ce12"/>
          <table:table-cell table:style-name="ce9" office:value-type="string" calcext:value-type="string" table:number-columns-spanned="6" table:number-rows-spanned="1">
            <text:p>signing</text:p>
          </table:table-cell>
          <table:covered-table-cell table:number-columns-repeated="5" table:style-name="ce10"/>
          <table:table-cell table:style-name="ce4" office:value-type="string" calcext:value-type="string" table:number-columns-spanned="6" table:number-rows-spanned="1">
            <text:p>verifying</text:p>
          </table:table-cell>
          <table:covered-table-cell table:number-columns-repeated="4" table:style-name="ce10"/>
          <table:covered-table-cell table:style-name="ce11"/>
          <table:table-cell table:style-name="ce9" office:value-type="string" calcext:value-type="string" table:number-columns-spanned="5" table:number-rows-spanned="1">
            <text:p>signing (open)</text:p>
          </table:table-cell>
          <table:covered-table-cell table:number-columns-repeated="4" table:style-name="ce10"/>
        </table:table-row>
        <table:table-row table:style-name="ro1"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</table:table-row>
        <table:table-row table:style-name="ro1">
          <table:table-cell office:value-type="string" calcext:value-type="string">
            <text:p>1-param2</text:p>
          </table:table-cell>
          <table:table-cell office:value-type="float" office:value="1462322" calcext:value-type="float">
            <text:p>1462322</text:p>
          </table:table-cell>
          <table:table-cell office:value-type="float" office:value="67.72" calcext:value-type="float">
            <text:p>67.72</text:p>
          </table:table-cell>
          <table:table-cell table:formula="of:=([.B6]/([.C6]/1000))/1000000" office:value-type="float" office:value="21.5936503248671" calcext:value-type="float">
            <text:p>21.5936503248671</text:p>
          </table:table-cell>
          <table:table-cell table:style-name="ce6" table:formula="of:=[.$B$1]/[.B6]" office:value-type="float" office:value="1.0766657411979" calcext:value-type="float">
            <text:p>1.0766657411979</text:p>
          </table:table-cell>
          <table:table-cell table:formula="of:=[.$C$1]/[.C6]" office:value-type="float" office:value="0.138387759120187" calcext:value-type="float">
            <text:p>0.138387759120187</text:p>
          </table:table-cell>
          <table:table-cell office:value-type="string" calcext:value-type="string">
            <text:p>1-param2</text:p>
          </table:table-cell>
          <table:table-cell office:value-type="float" office:value="3070675" calcext:value-type="float">
            <text:p>3070675</text:p>
          </table:table-cell>
          <table:table-cell office:value-type="float" office:value="142.18" calcext:value-type="float">
            <text:p>142.18</text:p>
          </table:table-cell>
          <table:table-cell table:formula="of:=([.H6]/([.I6]/1000))/1000000" office:value-type="float" office:value="21.5970952313968" calcext:value-type="float">
            <text:p>21.5970952313968</text:p>
          </table:table-cell>
          <table:table-cell table:style-name="ce6" table:formula="of:=[.$H$1]/[.H6]" office:value-type="float" office:value="1.29287436801355" calcext:value-type="float">
            <text:p>1.29287436801355</text:p>
          </table:table-cell>
          <table:table-cell table:style-name="ce6" table:formula="of:=[.$I$1]/[.I6]" office:value-type="float" office:value="0.166204350287027" calcext:value-type="float">
            <text:p>0.166204350287027</text:p>
          </table:table-cell>
          <table:table-cell office:value-type="string" calcext:value-type="string">
            <text:p>1-param2</text:p>
          </table:table-cell>
          <table:table-cell office:value-type="float" office:value="1430955" calcext:value-type="float">
            <text:p>1430955</text:p>
          </table:table-cell>
          <table:table-cell office:value-type="float" office:value="66.28" calcext:value-type="float">
            <text:p>66.28</text:p>
          </table:table-cell>
          <table:table-cell table:formula="of:=([.N6]/([.O6]/1000))/1000000" office:value-type="float" office:value="21.5895443572722" calcext:value-type="float">
            <text:p>21.5895443572722</text:p>
          </table:table-cell>
          <table:table-cell table:style-name="ce6" table:formula="of:=[.$N$1]/[.N6]" office:value-type="float" office:value="1.11714344616008" calcext:value-type="float">
            <text:p>1.11714344616008</text:p>
          </table:table-cell>
          <table:table-cell table:formula="of:=[.$O$1]/[.O6]" office:value-type="float" office:value="0.143563202287554" calcext:value-type="float">
            <text:p>0.1435632022875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param3</text:p>
          </table:table-cell>
          <table:table-cell office:value-type="float" office:value="2580854" calcext:value-type="float">
            <text:p>2580854</text:p>
          </table:table-cell>
          <table:table-cell office:value-type="float" office:value="119.51" calcext:value-type="float">
            <text:p>119.51</text:p>
          </table:table-cell>
          <table:table-cell table:formula="of:=([.B7]/([.C7]/1000))/1000000" office:value-type="float" office:value="21.5952974646473" calcext:value-type="float">
            <text:p>21.5952974646473</text:p>
          </table:table-cell>
          <table:table-cell table:style-name="ce6" table:formula="of:=[.$B$2]/[.B7]" office:value-type="float" office:value="1.11763703022333" calcext:value-type="float">
            <text:p>1.11763703022333</text:p>
          </table:table-cell>
          <table:table-cell table:formula="of:=[.$C$2]/[.C7]" office:value-type="float" office:value="0.143664905507011" calcext:value-type="float">
            <text:p>0.143664905507011</text:p>
          </table:table-cell>
          <table:table-cell office:value-type="string" calcext:value-type="string">
            <text:p>1-param3</text:p>
          </table:table-cell>
          <table:table-cell office:value-type="float" office:value="5986858" calcext:value-type="float">
            <text:p>5986858</text:p>
          </table:table-cell>
          <table:table-cell office:value-type="float" office:value="277.19" calcext:value-type="float">
            <text:p>277.19</text:p>
          </table:table-cell>
          <table:table-cell table:formula="of:=([.H7]/([.I7]/1000))/1000000" office:value-type="float" office:value="21.5983909953461" calcext:value-type="float">
            <text:p>21.5983909953461</text:p>
          </table:table-cell>
          <table:table-cell table:style-name="ce6" table:formula="of:=[.$H$2]/[.H7]" office:value-type="float" office:value="1.19370076925158" calcext:value-type="float">
            <text:p>1.19370076925158</text:p>
          </table:table-cell>
          <table:table-cell table:style-name="ce6" table:formula="of:=[.$I$2]/[.I7]" office:value-type="float" office:value="0.153464380629412" calcext:value-type="float">
            <text:p>0.153464380629412</text:p>
          </table:table-cell>
          <table:table-cell office:value-type="string" calcext:value-type="string">
            <text:p>1-param3</text:p>
          </table:table-cell>
          <table:table-cell office:value-type="float" office:value="2445721" calcext:value-type="float">
            <text:p>2445721</text:p>
          </table:table-cell>
          <table:table-cell office:value-type="float" office:value="113.25" calcext:value-type="float">
            <text:p>113.25</text:p>
          </table:table-cell>
          <table:table-cell table:formula="of:=([.N7]/([.O7]/1000))/1000000" office:value-type="float" office:value="21.595770419426" calcext:value-type="float">
            <text:p>21.595770419426</text:p>
          </table:table-cell>
          <table:table-cell table:style-name="ce6" table:formula="of:=[.$N$2]/[.N7]" office:value-type="float" office:value="1.11833361205142" calcext:value-type="float">
            <text:p>1.11833361205142</text:p>
          </table:table-cell>
          <table:table-cell table:formula="of:=[.$O$2]/[.O7]" office:value-type="float" office:value="0.143757594870178" calcext:value-type="float">
            <text:p>0.143757594870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param5</text:p>
          </table:table-cell>
          <table:table-cell office:value-type="float" office:value="4316885" calcext:value-type="float">
            <text:p>4316885</text:p>
          </table:table-cell>
          <table:table-cell office:value-type="float" office:value="199.87" calcext:value-type="float">
            <text:p>199.87</text:p>
          </table:table-cell>
          <table:table-cell table:formula="of:=([.B8]/([.C8]/1000))/1000000" office:value-type="float" office:value="21.598464001601" calcext:value-type="float">
            <text:p>21.598464001601</text:p>
          </table:table-cell>
          <table:table-cell table:style-name="ce6" table:formula="of:=[.$B$3]/[.B8]" office:value-type="float" office:value="2.31648491910255" calcext:value-type="float">
            <text:p>2.31648491910255</text:p>
          </table:table-cell>
          <table:table-cell table:formula="of:=[.$C$3]/[.C8]" office:value-type="float" office:value="0.500325211382399" calcext:value-type="float">
            <text:p>0.500325211382399</text:p>
          </table:table-cell>
          <table:table-cell office:value-type="string" calcext:value-type="string">
            <text:p>1-param5</text:p>
          </table:table-cell>
          <table:table-cell office:value-type="float" office:value="7247644" calcext:value-type="float">
            <text:p>7247644</text:p>
          </table:table-cell>
          <table:table-cell office:value-type="float" office:value="335.56" calcext:value-type="float">
            <text:p>335.56</text:p>
          </table:table-cell>
          <table:table-cell table:formula="of:=([.H8]/([.I8]/1000))/1000000" office:value-type="float" office:value="21.5986529979735" calcext:value-type="float">
            <text:p>21.5986529979735</text:p>
          </table:table-cell>
          <table:table-cell table:style-name="ce6" table:formula="of:=[.$H$3]/[.H8]" office:value-type="float" office:value="1.37975858085745" calcext:value-type="float">
            <text:p>1.37975858085745</text:p>
          </table:table-cell>
          <table:table-cell table:style-name="ce6" table:formula="of:=[.$I$3]/[.I8]" office:value-type="float" office:value="0.298009297887114" calcext:value-type="float">
            <text:p>0.298009297887114</text:p>
          </table:table-cell>
          <table:table-cell office:value-type="string" calcext:value-type="string">
            <text:p>1-param5</text:p>
          </table:table-cell>
          <table:table-cell office:value-type="float" office:value="4274205" calcext:value-type="float">
            <text:p>4274205</text:p>
          </table:table-cell>
          <table:table-cell office:value-type="float" office:value="197.2" calcext:value-type="float">
            <text:p>197.2</text:p>
          </table:table-cell>
          <table:table-cell table:formula="of:=([.N8]/([.O8]/1000))/1000000" office:value-type="float" office:value="21.6744675456389" calcext:value-type="float">
            <text:p>21.6744675456389</text:p>
          </table:table-cell>
          <table:table-cell table:style-name="ce6" table:formula="of:=[.$N$3]/[.N8]" office:value-type="float" office:value="2.33961613914166" calcext:value-type="float">
            <text:p>2.33961613914166</text:p>
          </table:table-cell>
          <table:table-cell table:formula="of:=[.$O$3]/[.O8]" office:value-type="float" office:value="0.507099391475659" calcext:value-type="float">
            <text:p>0.507099391475659</text:p>
          </table:table-cell>
          <table:table-cell table:number-columns-repeated="5"/>
        </table:table-row>
        <table:table-row table:style-name="ro1" table:number-rows-repeated="31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0:18:49.451594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6:05:21.610204081</meta:creation-date>
    <dc:date>2021-03-10T13:15:38.582224846</dc:date>
    <meta:editing-duration>PT8H38M</meta:editing-duration>
    <meta:editing-cycles>8</meta:editing-cycles>
    <meta:generator>LibreOffice/7.0.3.1$Linux_X86_64 LibreOffice_project/00$Build-1</meta:generator>
    <meta:document-statistic meta:table-count="3" meta:cell-count="351" meta:object-count="0"/>
  </office:meta>
</office:document-meta>
</file>